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8.3319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120"/>
    <style:style style:name="ce31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19"/>
    <style:style style:name="ce36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12, 2009, 22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office:value-type="string">
            <text:p>TestLet[34]: type error in initialization</text:p>
          </table:table-cell>
          <table:table-cell table:number-columns-repeated="253"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testTree</text:p>
          </table:table-cell>
          <table:table-cell table:number-columns-repeated="253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power</text:p>
          </table:table-cell>
          <table:table-cell table:number-columns-repeated="253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Tre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et/Let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Misc/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office:value-type="string">
            <text:p>got a Rascal.Function::=Rascal.Function.Closure()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Rscript/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Rscript/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 table:number-columns-repeated="253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ectors/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8">01/18/2009</text:date>, <text:time>14:4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18T14:43:49</dc:date>
    <meta:editing-cycles>135</meta:editing-cycles>
    <meta:editing-duration>PT236H44M17S</meta:editing-duration>
    <meta:document-statistic meta:table-count="9" meta:cell-count="1262" meta:object-count="0"/>
    <meta:user-defined meta:name="Info 1"/>
    <meta:user-defined meta:name="Info 2"/>
    <meta:user-defined meta:name="Info 3"/>
    <meta:user-defined meta:name="Info 4"/>
  </office:meta>
</office:document-meta>
</file>